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1b02" officeooo:paragraph-rsid="00051b0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9c7f" officeooo:paragraph-rsid="00099c7f" style:font-size-asian="15.75pt" style:font-size-complex="18pt"/>
    </style:style>
    <style:style style:name="P3" style:family="paragraph" style:parent-style-name="Standard">
      <style:text-properties fo:font-size="12pt" officeooo:rsid="0006e918" officeooo:paragraph-rsid="0006e918" style:font-size-asian="10.5pt" style:font-size-complex="12pt"/>
    </style:style>
    <style:style style:name="P4" style:family="paragraph" style:parent-style-name="Standard">
      <style:text-properties fo:font-size="12pt" officeooo:rsid="000f31a7" officeooo:paragraph-rsid="000f31a7" style:font-size-asian="10.5pt" style:font-size-complex="12pt"/>
    </style:style>
    <style:style style:name="P5" style:family="paragraph" style:parent-style-name="Standard">
      <style:text-properties fo:font-size="12pt" officeooo:rsid="00110d65" officeooo:paragraph-rsid="00110d65" style:font-size-asian="10.5pt" style:font-size-complex="12pt"/>
    </style:style>
    <style:style style:name="P6" style:family="paragraph" style:parent-style-name="Standard">
      <style:text-properties fo:font-size="12pt" officeooo:rsid="0009759e" officeooo:paragraph-rsid="0009759e" style:font-size-asian="10.5pt" style:font-size-complex="12pt"/>
    </style:style>
    <style:style style:name="P7" style:family="paragraph" style:parent-style-name="Standard">
      <style:text-properties fo:font-size="12pt" officeooo:rsid="0011c3f9" officeooo:paragraph-rsid="0011c3f9" style:font-size-asian="10.5pt" style:font-size-complex="12pt"/>
    </style:style>
    <style:style style:name="T1" style:family="text">
      <style:text-properties officeooo:rsid="0006e918"/>
    </style:style>
    <style:style style:name="T2" style:family="text">
      <style:text-properties officeooo:rsid="00110d65"/>
    </style:style>
    <style:style style:name="T3" style:family="text">
      <style:text-properties officeooo:rsid="0011c3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span text:style-name="T3">Upload</text:span></text:p>
      <text:p text:style-name="P1"/>
      <text:p text:style-name="P1">Client<text:tab/><text:tab/><text:tab/><text:tab/><text:tab/><text:tab/><text:tab/><text:tab/><text:tab/>Server</text:p>
      <text:p text:style-name="P6"/>
      <text:p text:style-name="P5">1. <text:span text:style-name="T3">Upload</text:span> button.<text:tab/><text:tab/><text:tab/><text:tab/><text:tab/><text:tab/><text:tab/><text:tab/><text:span text:style-name="T3">2. customers.php Display file picker.</text:span></text:p>
      <text:p text:style-name="P7">3. User picks a file<text:tab/><text:tab/><text:tab/><text:tab/><text:tab/><text:tab/><text:tab/><text:tab/>3<text:span text:style-name="T2">. </text:span>upload03.php(modified) Uploads the file to dir and DB<text:span text:style-name="T2">.</text:span></text:p>
      <text:p text:style-name="P4"><text:tab/><text:tab/><text:tab/><text:tab/><text:tab/><text:tab/><text:tab/><text:tab/><text:tab/><text:tab/><text:span text:style-name="T3">4. customer.php Displays list </text:span><text:tab/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08:38.425213645</meta:creation-date>
    <dc:date>2019-03-29T08:26:48.600312867</dc:date>
    <meta:editing-duration>PT5H49M4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9" meta:character-count="223" meta:non-whitespace-character-count="157"/>
  </office:meta>
</office:document-meta>
</file>